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da3f55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3bb832f"/>
    </style:style>
    <style:style style:name="T24" style:family="text">
      <style:text-properties style:font-name="Courier New" officeooo:rsid="03c0cd4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0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text:span text:style-name="T12"> </text:span><text:span text:style-name="T18">or</text:span></text:p>
            <text:p text:style-name="P7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8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7">celestra.assertStrictEqual(value1, value2 [, message | error]);</text:span></text:span></text:p>
            <text:p text:style-name="P9"><text:span text:style-name="T22">or </text:span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19">essage </text:span><text:span text:style-name="T23">OR error</text:span>);</text:p>
          </table:table-cell>
          <table:table-cell table:style-name="Table5.B7" office:value-type="string">
            <text:p text:style-name="P11">celestra.assertFail(m<text:span text:style-name="T19">essage </text:span><text:span text:style-name="T23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7">celestra.assert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7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3" office:value-type="string">
            <text:p text:style-name="P13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7">celestra.assertNotDeepStrictEqual(value1, value2 [, message | error]);</text:span></text:span></text:p>
            <text:p text:style-name="P15">or</text:p>
            <text:p text:style-name="P16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7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7">celestra.assertNotStrictEqual(value1, value2 [, message | error]);</text:span></text:span></text:p>
            <text:p text:style-name="P9"><text:span text:style-name="T22">or </text:span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7">celestra.assert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7">assert.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7">celestra.assert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7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7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7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1" office:value-type="string">
            <text:p text:style-name="P18"><text:span text:style-name="T28">c</text:span>elestra.assertThrows(callback <text:span text:style-name="Source_20_Text"><text:span text:style-name="T17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7">assert.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7">celestra.asser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1T17:41:54.124572600</dc:date>
    <meta:print-date>2025-08-01T23:22:00.104531700</meta:print-date>
    <meta:editing-cycles>988</meta:editing-cycles>
    <meta:editing-duration>P1DT3H59M13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